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background-color="#FAF9F8"/>
    </style:style>
    <style:style style:name="T3" style:parent-style-name="DefaultParagraphFont" style:family="text">
      <style:text-properties fo:font-size="18pt" style:font-size-asian="18pt" style:font-size-complex="18pt" fo:background-color="#FAF9F8"/>
    </style:style>
    <style:style style:name="P4" style:parent-style-name="Normal" style:family="paragraph">
      <style:text-properties fo:color="#000000" fo:font-size="14pt" style:font-size-asian="14pt" style:font-size-complex="14pt" fo:background-color="#FFFFFF"/>
    </style:style>
    <style:style style:name="P5" style:parent-style-name="Normal" style:family="paragraph">
      <style:text-properties fo:color="#000000" fo:font-size="14pt" style:font-size-asian="14pt" style:font-size-complex="14pt" fo:background-color="#FFFFFF"/>
    </style:style>
    <style:style style:name="P6" style:parent-style-name="Normal" style:family="paragraph">
      <style:text-properties fo:color="#000000" fo:font-size="14pt" style:font-size-asian="14pt" style:font-size-complex="14pt" fo:background-color="#FFFFFF"/>
    </style:style>
    <style:style style:name="P7" style:parent-style-name="Normal" style:family="paragraph">
      <style:text-properties fo:color="#000000" fo:font-size="14pt" style:font-size-asian="14pt" style:font-size-complex="14pt" fo:background-color="#FFFFFF"/>
    </style:style>
    <style:style style:name="T8" style:parent-style-name="DefaultParagraphFont" style:family="text">
      <style:text-properties fo:font-size="12pt" style:font-size-asian="12pt" style:font-size-complex="12pt" fo:background-color="#FAF9F8"/>
    </style:style>
    <style:style style:name="T9" style:parent-style-name="DefaultParagraphFont" style:family="text">
      <style:text-properties fo:font-size="18pt" style:font-size-asian="18pt" style:font-size-complex="18pt" fo:background-color="#FAF9F8"/>
    </style:style>
    <style:style style:name="T10" style:parent-style-name="DefaultParagraphFont" style:family="text">
      <style:text-properties fo:font-size="18pt" style:font-size-asian="18pt" style:font-size-complex="18pt" fo:background-color="#FAF9F8"/>
    </style:style>
    <style:style style:name="T11" style:parent-style-name="DefaultParagraphFont" style:family="text">
      <style:text-properties fo:font-size="18pt" style:font-size-asian="18pt" style:font-size-complex="18pt" fo:background-color="#FAF9F8"/>
    </style:style>
    <style:style style:name="P12" style:parent-style-name="Normal" style:family="paragraph">
      <style:text-properties fo:color="#000000" fo:font-size="14pt" style:font-size-asian="14pt" style:font-size-complex="14pt" fo:background-color="#FFFFFF"/>
    </style:style>
    <style:style style:name="P13" style:parent-style-name="Normal" style:family="paragraph">
      <style:text-properties fo:color="#000000" fo:font-size="14pt" style:font-size-asian="14pt" style:font-size-complex="14pt" fo:background-color="#FFFFFF"/>
    </style:style>
    <style:style style:name="P14" style:parent-style-name="Normal" style:family="paragraph">
      <style:text-properties fo:color="#000000" fo:font-size="14pt" style:font-size-asian="14pt" style:font-size-complex="14pt" fo:background-color="#FFFFFF"/>
    </style:style>
    <style:style style:name="P15" style:parent-style-name="Normal" style:family="paragraph">
      <style:text-properties fo:color="#000000" fo:font-size="14pt" style:font-size-asian="14pt" style:font-size-complex="14pt" fo:background-color="#FFFFFF"/>
    </style:style>
    <style:style style:name="P16" style:parent-style-name="Normal" style:family="paragraph">
      <style:text-properties fo:color="#000000" fo:font-size="14pt" style:font-size-asian="14pt" style:font-size-complex="14pt" fo:background-color="#FFFFFF"/>
    </style:style>
    <style:style style:name="T17" style:parent-style-name="DefaultParagraphFont" style:family="text">
      <style:text-properties style:font-name="Open Sans" style:font-name-complex="Open Sans" fo:color="#737373" fo:font-size="14pt" style:font-size-asian="14pt" style:font-size-complex="14pt"/>
    </style:style>
    <style:style style:name="T18" style:parent-style-name="DefaultParagraphFont" style:family="text">
      <style:text-properties fo:background-color="#FAF9F8"/>
    </style:style>
    <style:style style:name="T19" style:parent-style-name="DefaultParagraphFont" style:family="text">
      <style:text-properties fo:font-size="18pt" style:font-size-asian="18pt" style:font-size-complex="18pt" fo:background-color="#FAF9F8"/>
    </style:style>
    <style:style style:name="P20" style:parent-style-name="Normal" style:family="paragraph">
      <style:text-properties fo:color="#000000" fo:font-size="14pt" style:font-size-asian="14pt" style:font-size-complex="14pt" fo:background-color="#FFFFFF"/>
    </style:style>
    <style:style style:name="T21" style:parent-style-name="DefaultParagraphFont" style:family="text">
      <style:text-properties fo:background-color="#FAF9F8"/>
    </style:style>
    <style:style style:name="T22" style:parent-style-name="DefaultParagraphFont" style:family="text">
      <style:text-properties fo:font-size="18pt" style:font-size-asian="18pt" style:font-size-complex="18pt" fo:background-color="#FAF9F8"/>
    </style:style>
    <style:style style:name="P23" style:parent-style-name="Normal" style:family="paragraph">
      <style:text-properties fo:font-size="12pt" style:font-size-asian="12pt" style:font-size-complex="12pt" fo:background-color="#FAF9F8"/>
    </style:style>
    <style:style style:name="P24" style:parent-style-name="Normal" style:family="paragraph">
      <style:text-properties fo:font-size="12pt" style:font-size-asian="12pt" style:font-size-complex="12pt" fo:background-color="#FAF9F8"/>
    </style:style>
    <style:style style:name="P25" style:parent-style-name="Normal" style:family="paragraph">
      <style:text-properties fo:font-size="12pt" style:font-size-asian="12pt" style:font-size-complex="12pt" fo:background-color="#FAF9F8"/>
    </style:style>
    <style:style style:name="P26" style:parent-style-name="Normal" style:family="paragraph">
      <style:text-properties fo:font-size="12pt" style:font-size-asian="12pt" style:font-size-complex="12pt" fo:background-color="#FAF9F8"/>
    </style:style>
    <style:style style:name="P27" style:parent-style-name="Normal" style:family="paragraph">
      <style:text-properties fo:font-size="12pt" style:font-size-asian="12pt" style:font-size-complex="12pt" fo:background-color="#FAF9F8"/>
    </style:style>
    <style:style style:name="P28" style:parent-style-name="Normal" style:family="paragraph">
      <style:text-properties fo:font-size="12pt" style:font-size-asian="12pt" style:font-size-complex="12pt" fo:background-color="#FAF9F8"/>
    </style:style>
    <style:style style:name="P29" style:parent-style-name="Normal" style:family="paragraph">
      <style:text-properties fo:font-size="12pt" style:font-size-asian="12pt" style:font-size-complex="12pt" fo:background-color="#FAF9F8"/>
    </style:style>
    <style:style style:name="T30" style:parent-style-name="DefaultParagraphFont" style:family="text">
      <style:text-properties fo:font-size="12pt" style:font-size-asian="12pt" style:font-size-complex="12pt" fo:background-color="#FAF9F8"/>
    </style:style>
    <style:style style:name="T31" style:parent-style-name="DefaultParagraphFont" style:family="text">
      <style:text-properties fo:font-size="12pt" style:font-size-asian="12pt" style:font-size-complex="12pt" fo:background-color="#FAF9F8"/>
    </style:style>
    <style:style style:name="T32" style:parent-style-name="DefaultParagraphFont" style:family="text">
      <style:text-properties fo:font-size="12pt" style:font-size-asian="12pt" style:font-size-complex="12pt" fo:background-color="#FAF9F8"/>
    </style:style>
  </office:automatic-styles>
  <office:body>
    <office:text text:use-soft-page-breaks="true">
      <text:p text:style-name="P1"><text:span text:style-name="T2">•</text:span><text:span text:style-name="T3">What Responsible AI is</text:span></text:p>
      <text:p text:style-name="P4">The behaviour of AI<text:s/>depends on data,<text:s/>decisions<text:s/>made<text:s/>by analysing data and<text:s/>historical decisions.<text:s/>If the dataset is biased towards a subgroup, the result could reflect and amplify this bias, affecting the company’s reputation and<text:s/>resulting in dissatisfied<text:s/>end-users.<text:s/></text:p>
      <text:p text:style-name="P5">As AI-based<text:s/>decisions increasingly influence and impact people’s lives,<text:s/>we need flaw less AI! We<text:s/>cannot<text:s/>achieve<text:s/>flawless AI but we can reduce the risk and increase reliability using responsible AI<text:s/></text:p>
      <text:p text:style-name="P6">Responsible AI is the practice of designing, developing, and deploying AI<text:s/>which complies to rules and regulations, AI that is transparent, reliable, human-centred,<text:s/>safe,<text:s/>secure and ethical.</text:p>
      <text:p text:style-name="P7"/>
      <text:p text:style-name="Normal"><text:span text:style-name="T8">•</text:span><text:span text:style-name="T9">Instances where AI has failed</text:span><text:span text:style-name="T10">/</text:span><text:span text:style-name="T11">been used maliciously</text:span></text:p>
      <text:p text:style-name="P12">There are many examples where AI has failed to make the right decision. The widely known e-commerce and leading AI company Amazon implemented a recruitment tool which was biased towards male applicants. Penalising CVs with mentions of “women’s colleges” and similar.</text:p>
      <text:p text:style-name="P13">Microsoft’s ‘Tay’, a twitter bot made to mimic the language of teenagers on Twitter was taken offline within 16 hours after learning offensive behaviours from users who were feeding Tay malicious training data.<text:s/></text:p>
      <text:p text:style-name="P14">Amazon’s ‘Rekognition’<text:s/>mistakenly matched<text:s/>athletes to a database of mugshots in a test arranged by the Massachusetts part of the American Civil Liberties Union (ACLU). Almost one-in-six players were wrongly distinguished.</text:p>
      <text:p text:style-name="P15">The self-driving car, proposed as a brilliant illustration of what AI can do, bombed when a self-driving Uber SUV murdered<text:s/>a pedestrian.</text:p>
      <text:p text:style-name="P16"/>
      <text:p text:style-name="Normal"><text:span text:style-name="T17"> </text:span><text:span text:style-name="T18">•</text:span><text:span text:style-name="T19">Implications of when AI fails.</text:span></text:p>
      <text:p text:style-name="P20">AI systems failing can lead to life threatening situations- image recognition systems could fail to recognise pedestrians or<text:s/>fail to correctly classify medical scans leading to incorrect treatments. Text processing systems<text:s/>could wrongly convict criminals<text:s/>or be present bias towards minority groups in cases of resume screening or loan applications.<text:s/></text:p>
      <text:soft-page-break/>
      <text:p text:style-name="Normal"><text:span text:style-name="T21">•</text:span><text:span text:style-name="T22">What should organisations do to ensure that they are being responsible with AI and the wider use of data in general</text:span></text:p>
      <text:p text:style-name="P23"><text:s/>As creators of artificial intelligence systems, we have a duty to guide<text:s/>the development and application of AI in ways that fit our social values.</text:p>
      <text:p text:style-name="P24">While many companies have developed Responsible AI principles to guide their actions and set them on a path to using AI responsibly, execution poses a significant challenge. To overcome this challenge, companies can follow 6 steps:<text:s/></text:p>
      <text:p text:style-name="P25">1 Empower Responsible AI Leadership: appoint a leader and a diverse team to design and lead the program.</text:p>
      <text:p text:style-name="P26">2<text:s/>Develop principles, policies and training: Build communicate and disseminate responsible<text:s/>AI principles, policies and training to all members of the AI team, including leaders.</text:p>
      <text:p text:style-name="P27">3 Establish human and AI governance: Establish roles responsibilities, a mechanism for review and adherence, escalation paths to raise concerns and accountability for outcomes.</text:p>
      <text:p text:style-name="P28">4<text:s/>Conduct<text:s/>reviews: Build or adopt a tool for conducting end to end use case reviews and ensure they are conducted at scale.</text:p>
      <text:p text:style-name="P29">5<text:s/>Integrated tools and methods: Evolve standard data, technology, and model building to include responsible AI considerations.</text:p>
      <text:p text:style-name="Normal"><text:span text:style-name="T30">6<text:s/></text:span><text:span text:style-name="T31">Build and test a response plan: Create the roles and responsibilities, processes and procedures to respond when Responsible AI lapse occurs as well as periodically test and<text:s/></text:span><text:span text:style-name="T32">refin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hgkelc" style:display-name="hgkelc" style:family="text" style:parent-style-name="DefaultParagraphFont"/>
    <style:style style:name="kx21rb" style:display-name="kx21rb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ourier New" style:font-name-complex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ffice</meta:initial-creator>
    <dc:creator>Office</dc:creator>
    <meta:creation-date>2022-03-19T07:43:00Z</meta:creation-date>
    <dc:date>2022-03-27T16:03:00Z</dc:date>
    <meta:template xlink:href="Normal" xlink:type="simple"/>
    <meta:editing-cycles>5</meta:editing-cycles>
    <meta:editing-duration>PT489060S</meta:editing-duration>
    <meta:document-statistic meta:page-count="2" meta:paragraph-count="6" meta:word-count="499" meta:character-count="3339" meta:row-count="23" meta:non-whitespace-character-count="2846"/>
  </office:meta>
</office:document-meta>
</file>